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Dash_20_2"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standard">
      <style:graphic-properties draw:fill="solid" draw:fill-color="#9999ff" draw:textarea-horizontal-align="justify" draw:textarea-vertical-align="middle" draw:auto-grow-height="false"/>
    </style:style>
    <style:style style:name="gr6" style:family="graphic" style:parent-style-name="standard">
      <style:graphic-properties svg:stroke-width="0.1cm" svg:stroke-color="#800000" draw:marker-start="" draw:marker-start-width="0.35cm" draw:marker-end="" draw:marker-end-width="0.3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1cm"/>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5"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16" style:family="graphic" style:parent-style-name="standard">
      <style:graphic-properties draw:auto-grow-height="false" fo:min-height="0.749cm" fo:min-width="0.499cm" fo:wrap-option="no-wrap"/>
    </style:style>
    <style:style style:name="gr17"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5cm"/>
    </style:style>
    <style:style style:name="gr21" style:family="graphic" style:parent-style-name="standard">
      <style:graphic-properties draw:fill="solid" draw:fill-color="#00cccc" draw:textarea-vertical-align="middle" draw:auto-grow-height="false" fo:min-height="0.749cm" fo:min-width="0.499cm"/>
    </style:style>
    <style:style style:name="P1" style:family="paragraph">
      <style:paragraph-properties fo:margin-left="0cm" fo:margin-right="0.043cm" fo:text-align="center" fo:text-indent="0cm"/>
    </style:style>
    <style:style style:name="P2" style:family="paragraph">
      <style:paragraph-properties fo:margin-left="0cm" fo:margin-right="0.043cm" fo:text-align="center" fo:text-indent="0cm"/>
      <style:text-properties fo:font-size="15pt" style:font-size-asian="10pt" style:font-size-complex="10pt"/>
    </style:style>
    <style:style style:name="P3" style:family="paragraph">
      <style:paragraph-properties fo:margin-left="0cm" fo:margin-right="0.043cm" fo:text-align="center" fo:text-indent="0cm"/>
      <style:text-properties fo:font-size="15pt" fo:font-weight="bold" style:font-size-asian="10pt" style:font-size-complex="10pt"/>
    </style:style>
    <style:style style:name="P4" style:family="paragraph">
      <style:paragraph-properties fo:margin-left="0cm" fo:margin-right="0.043cm" fo:text-align="start" fo:text-indent="0cm"/>
      <style:text-properties fo:font-size="15pt" style:font-size-asian="10pt" style:font-size-complex="10pt"/>
    </style:style>
    <style:style style:name="P5" style:family="paragraph">
      <style:paragraph-properties fo:text-align="center"/>
    </style:style>
    <style:style style:name="P6"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7"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8"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9" style:family="paragraph">
      <style:text-properties fo:color="#0000ff" fo:font-size="24pt" fo:font-weight="bold" style:font-size-asian="24pt" style:font-weight-asian="bold" style:font-size-complex="24pt" style:font-weight-complex="bold"/>
    </style:style>
    <style:style style:name="P10" style:family="paragraph">
      <style:paragraph-properties fo:text-align="center"/>
      <style:text-properties fo:font-style="italic" style:font-style-asian="italic" style:font-style-complex="italic"/>
    </style:style>
    <style:style style:name="T1" style:family="text">
      <style:text-properties fo:font-size="15pt" style:font-size-asian="10pt" style:font-size-complex="10pt"/>
    </style:style>
    <style:style style:name="T2" style:family="text">
      <style:text-properties fo:font-size="15pt" fo:font-style="italic" style:font-size-asian="10pt" style:font-style-asian="italic" style:font-size-complex="10pt" style:font-style-complex="italic"/>
    </style:style>
    <style:style style:name="T3" style:family="text">
      <style:text-properties fo:font-size="15pt" fo:font-weight="bold" style:font-size-asian="10pt" style:font-size-complex="10pt"/>
    </style:style>
    <style:style style:name="T4" style:family="text">
      <style:text-properties fo:font-family="'Courier New'" style:font-family-generic="modern" style:font-pitch="fixed" fo:font-size="16pt" fo:font-weight="bold"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text-properties fo:font-size="40pt" fo:font-weight="bold" style:font-size-asian="40pt" style:font-weight-asian="bold" style:font-size-complex="40pt" style:font-weight-complex="bold"/>
    </style:style>
    <style:style style:name="T7" style:family="text">
      <style:text-properties fo:font-family="'Courier New'" style:font-family-generic="modern" style:font-pitch="fixed" fo:font-size="10pt" fo:font-weight="bold" style:font-size-asian="10pt"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color="#000000" fo:language="lv" fo:country="LV"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0" style:family="text">
      <style:text-properties fo:color="#000000"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1" style:family="text">
      <style:text-properties fo:color="#000000" style:font-family-asian="'Courier New'" style:font-family-generic-asian="modern" style:font-pitch-asian="fixed" style:font-family-complex="'Courier New'" style:font-family-generic-complex="modern" style:font-pitch-complex="fixed"/>
    </style:style>
    <style:style style:name="T12"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13"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14" style:family="text">
      <style:text-properties fo:color="#000000"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5"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16" style:family="text">
      <style:text-properties fo:color="#0000ff" fo:font-size="24pt" fo:font-weight="bold" style:font-size-asian="24pt" style:font-weight-asian="bold" style:font-size-complex="24pt" style:font-weight-complex="bold"/>
    </style:style>
    <style:style style:name="T17"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id="id9" draw:layer="layout" svg:width="9cm" svg:height="1.5cm" svg:x="34cm" svg:y="24.846cm">
          <text:p text:style-name="P1"><text:span text:style-name="T1">NONmandatory attribure </text:span></text:p>
          <text:p text:style-name="P1"><text:span text:style-name="T2">(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7" draw:layer="layout" svg:width="10.2cm" svg:height="2.5cm" svg:x="21.5cm" svg:y="24.346cm">
          <text:p>Entity </text:p>
          <text:p>(name of row in a table)</text:p>
        </draw:rect>
        <draw:custom-shape draw:style-name="gr2" draw:text-style-name="P2" draw:id="id10" draw:layer="layout" svg:width="9cm" svg:height="1.5cm" svg:x="34cm" svg:y="22.946cm">
          <text:p text:style-name="P1"><text:span text:style-name="T1">Mandatory attribure </text:span></text:p>
          <text:p text:style-name="P1"><text:span text:style-name="T2">(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3" draw:id="id11" draw:layer="layout" svg:width="9cm" svg:height="0.846cm" svg:x="34cm" svg:y="21.5cm">
          <text:p text:style-name="P1"><text:span text:style-name="T3">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8" draw:layer="layout" svg:width="9cm" svg:height="1cm" svg:x="34cm" svg:y="26.846cm">
          <text:p text:style-name="P1"><text:span text:style-name="T1">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2" draw:id="id6" draw:layer="layout" svg:width="9cm" svg:height="2cm" svg:x="34cm" svg:y="28.846cm">
          <text:p text:style-name="P1"><text:span text:style-name="T1">In language localizable attribute</text:span></text:p>
          <text:p text:style-name="P1"><text:span text:style-name="T2">(having different values </text:span></text:p>
          <text:p text:style-name="P1"><text:span text:style-name="T2">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Заголовок_20_сущности" draw:id="id1" draw:layer="layout" svg:width="4.5cm" svg:height="1.5cm" svg:x="49.5cm" svg:y="20.5cm">
          <text:p>Entity A</text:p>
        </draw:rect>
        <draw:rect draw:style-name="Заголовок_20_сущности" draw:id="id2" draw:layer="layout" svg:width="4.5cm" svg:height="1.5cm" svg:x="59cm" svg:y="20.5cm">
          <text:p>Entity B</text:p>
        </draw:rect>
        <draw:connector draw:style-name="gr6" draw:text-style-name="P5" draw:layer="layout" svg:x1="54cm" svg:y1="21.25cm" svg:x2="59cm" svg:y2="21.25cm" draw:start-shape="id1" draw:start-glue-point="1" draw:end-shape="id2" draw:end-glue-point="3" svg:d="m54000 21250h5000">
          <text:p/>
        </draw:connector>
        <draw:frame draw:style-name="gr7" draw:layer="layout" svg:width="4cm" svg:height="1.25cm" svg:x="54.5cm" svg:y="20.25cm">
          <draw:text-box>
            <text:p>relationship</text:p>
          </draw:text-box>
        </draw:frame>
        <draw:custom-shape draw:style-name="gr8" draw:text-style-name="P6" draw:layer="layout" svg:width="5cm" svg:height="5cm" svg:x="67cm" svg:y="19.5cm">
          <text:p text:style-name="P5"><text:span text:style-name="T4">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5" draw:layer="layout" draw:type="curve" svg:x1="44.25cm" svg:y1="40.7cm" svg:x2="44.25cm" svg:y2="42.154cm" draw:start-shape="id3" draw:start-glue-point="2" draw:end-shape="id4" draw:end-glue-point="0" svg:d="m44250 40700v1454">
          <text:p/>
        </draw:connector>
        <draw:rect draw:style-name="Заголовок_20_сущности" draw:id="id5" draw:layer="layout" svg:width="5.5cm" svg:height="2cm" svg:x="41.5cm" svg:y="36.5cm">
          <text:p>Superclass </text:p>
          <text:p>entity</text:p>
        </draw:rect>
        <draw:connector draw:style-name="gr9" draw:text-style-name="P5" draw:layer="layout" draw:type="line" svg:x1="44.25cm" svg:y1="38.5cm" svg:x2="44.25cm" svg:y2="39.6cm" draw:start-shape="id5" draw:start-glue-point="2" draw:end-shape="id3" draw:end-glue-point="0" svg:d="m44250 38500v1100">
          <text:p/>
        </draw:connector>
        <draw:rect draw:style-name="Заголовок_20_сущности" draw:id="id4" draw:layer="layout" svg:width="6.226cm" svg:height="1.846cm" svg:x="41.137cm" svg:y="42.154cm">
          <text:p>Subclass </text:p>
          <text:p>entity</text:p>
        </draw:rect>
        <draw:frame draw:style-name="gr7" draw:layer="layout" svg:width="3.5cm" svg:height="1.25cm" svg:x="45.1cm" svg:y="39.699cm">
          <draw:text-box>
            <text:p>OOP like</text:p>
          </draw:text-box>
        </draw:frame>
        <draw:custom-shape draw:style-name="Вид" draw:layer="layout" svg:width="6cm" svg:height="3.6cm" svg:x="34cm" svg:y="35.4cm">
          <text:p>VIEW </text:p>
          <text:p><text:span text:style-name="T5">(like ones in </text:span></text:p>
          <text:p><text:span text:style-name="T5">Oracl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0" draw:text-style-name="P5" draw:layer="layout" draw:type="line" svg:x1="34cm" svg:y1="29.845cm" svg:x2="31.7cm" svg:y2="25.596cm" draw:start-shape="id6" draw:start-glue-point="5" draw:end-shape="id7" draw:end-glue-point="1" svg:d="m34000 29845-2300-4249">
          <text:p/>
        </draw:connector>
        <draw:connector draw:style-name="gr10" draw:text-style-name="P5" draw:layer="layout" draw:type="line" svg:x1="34cm" svg:y1="27.345cm" svg:x2="31.7cm" svg:y2="25.596cm" draw:start-shape="id8" draw:start-glue-point="5" draw:end-shape="id7" svg:d="m34000 27345-2300-1749">
          <text:p/>
        </draw:connector>
        <draw:connector draw:style-name="gr10" draw:text-style-name="P5" draw:layer="layout" draw:type="line" svg:x1="34cm" svg:y1="25.595cm" svg:x2="31.7cm" svg:y2="25.596cm" draw:start-shape="id9" draw:start-glue-point="5" draw:end-shape="id7" svg:d="m34000 25595-2300 1">
          <text:p/>
        </draw:connector>
        <draw:connector draw:style-name="gr10" draw:text-style-name="P5" draw:layer="layout" draw:type="line" svg:x1="34cm" svg:y1="23.695cm" svg:x2="31.7cm" svg:y2="25.596cm" draw:start-shape="id10" draw:start-glue-point="5" draw:end-shape="id7" svg:d="m34000 23695-2300 1901">
          <text:p/>
        </draw:connector>
        <draw:connector draw:style-name="gr10" draw:text-style-name="P5" draw:layer="layout" draw:type="line" svg:x1="34cm" svg:y1="21.922cm" svg:x2="31.7cm" svg:y2="25.596cm" draw:start-shape="id11" draw:start-glue-point="5" draw:end-shape="id7" svg:d="m34000 21922-2300 3674">
          <text:p/>
        </draw:connector>
        <draw:frame draw:style-name="gr7" draw:layer="layout" svg:width="9cm" svg:height="1.826cm" svg:x="15.5cm" svg:y="19.75cm">
          <draw:text-box>
            <text:p><text:span text:style-name="T6">Legend</text:span></text:p>
          </draw:text-box>
        </draw:frame>
        <draw:connector draw:style-name="Связь_5f_1..N_5f_1..N" draw:layer="layout" svg:x1="49.7cm" svg:y1="25.5cm" svg:x2="56.663cm" svg:y2="25.5cm" svg:d="m49700 25500h6963">
          <text:p/>
        </draw:connector>
        <draw:connector draw:style-name="Связь_5f_1..N_5f_0..1" draw:layer="layout" svg:x1="49.7cm" svg:y1="29.8cm" svg:x2="56.663cm" svg:y2="29.8cm" svg:d="m49700 29800h6963">
          <text:p/>
        </draw:connector>
        <draw:connector draw:style-name="Связь_5f_1..N_5f_0..N" draw:layer="layout" svg:x1="49.7cm" svg:y1="27cm" svg:x2="56.663cm" svg:y2="27cm" svg:d="m49700 27000h6963">
          <text:p/>
        </draw:connector>
        <draw:connector draw:style-name="Связь_5f_1..1_5f_1..N" draw:layer="layout" svg:x1="65.5cm" svg:y1="25.5cm" svg:x2="72.5cm" svg:y2="25.5cm" svg:d="m65500 25500h7000">
          <text:p/>
        </draw:connector>
        <draw:connector draw:style-name="Связь_5f_1..1_5f_0..1" draw:layer="layout" svg:x1="65.5cm" svg:y1="29.8cm" svg:x2="72.5cm" svg:y2="29.8cm" svg:d="m65500 29800h7000">
          <text:p/>
        </draw:connector>
        <draw:connector draw:style-name="Связь_5f_1..1_5f_0..N" draw:layer="layout" svg:x1="65.5cm" svg:y1="27cm" svg:x2="72.5cm" svg:y2="27cm" svg:d="m65500 27000h7000">
          <text:p/>
        </draw:connector>
        <draw:connector draw:style-name="Связь_5f_0..N_5f_1..N" draw:layer="layout" svg:x1="57.7cm" svg:y1="25.5cm" svg:x2="64.663cm" svg:y2="25.5cm" svg:d="m57700 25500h6963">
          <text:p/>
        </draw:connector>
        <draw:connector draw:style-name="Связь_5f_0..N_5f_0..1" draw:layer="layout" svg:x1="57.7cm" svg:y1="29.8cm" svg:x2="64.663cm" svg:y2="29.8cm" svg:d="m57700 29800h6963">
          <text:p/>
        </draw:connector>
        <draw:connector draw:style-name="Связь_5f_0..N_5f_0..N" draw:layer="layout" svg:x1="57.7cm" svg:y1="27cm" svg:x2="64.663cm" svg:y2="27cm" svg:d="m57700 27000h6963">
          <text:p/>
        </draw:connector>
        <draw:g draw:id="id12">
          <draw:custom-shape draw:style-name="gr8" draw:text-style-name="P7" draw:layer="layout" svg:width="2cm" svg:height="2cm" svg:x="52.2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4.2cm" svg:y1="33cm" svg:x2="56.7cm" svg:y2="33cm" draw:start-shape="id12" draw:start-glue-point="1" svg:d="m54200 33000h2500">
          <text:p/>
        </draw:connector>
        <draw:connector draw:style-name="gr12" draw:text-style-name="P5" draw:layer="layout" svg:x1="54.203cm" svg:y1="37cm" svg:x2="56.7cm" svg:y2="37cm" draw:start-shape="id13" draw:start-glue-point="1" svg:d="m54203 37000h2497">
          <text:p/>
        </draw:connector>
        <draw:connector draw:style-name="gr13" draw:text-style-name="P5" draw:layer="layout" svg:x1="54.2cm" svg:y1="35cm" svg:x2="56.7cm" svg:y2="35cm" draw:start-shape="id14" draw:start-glue-point="1" svg:d="m54200 35000h2500">
          <text:p/>
        </draw:connector>
        <draw:g draw:id="id14">
          <draw:custom-shape draw:style-name="gr8" draw:text-style-name="P7" draw:layer="layout" svg:width="2cm" svg:height="2cm" svg:x="52.2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3">
          <draw:custom-shape draw:style-name="gr8" draw:text-style-name="P7" draw:layer="layout" svg:width="2cm" svg:height="2cm" svg:x="52.203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cm" svg:y1="33cm" svg:x2="49.725cm" svg:y2="33cm" draw:start-shape="id12" draw:start-glue-point="3" svg:d="m52200 33000h-2475">
          <text:p/>
        </draw:connector>
        <draw:connector draw:style-name="gr11" draw:text-style-name="P5" draw:layer="layout" svg:x1="52.203cm" svg:y1="37cm" svg:x2="49.725cm" svg:y2="37cm" draw:start-shape="id13" draw:start-glue-point="3" svg:d="m52203 37000h-2478">
          <text:p/>
        </draw:connector>
        <draw:connector draw:style-name="gr11" draw:text-style-name="P5" draw:layer="layout" svg:x1="52.2cm" svg:y1="35cm" svg:x2="49.725cm" svg:y2="35cm" draw:start-shape="id14" draw:start-glue-point="3" svg:d="m52200 35000h-2475">
          <text:p/>
        </draw:connector>
        <draw:g draw:id="id15">
          <draw:custom-shape draw:style-name="gr8" draw:text-style-name="P7" draw:layer="layout" svg:width="2cm" svg:height="2cm" svg:x="60.175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62.175cm" svg:y1="33cm" svg:x2="64.675cm" svg:y2="33cm" draw:start-shape="id15" draw:start-glue-point="1" svg:d="m62175 33000h2500">
          <text:p/>
        </draw:connector>
        <draw:connector draw:style-name="gr12" draw:text-style-name="P5" draw:layer="layout" svg:x1="62.178cm" svg:y1="37cm" svg:x2="64.675cm" svg:y2="37cm" draw:start-shape="id16" draw:start-glue-point="1" svg:d="m62178 37000h2497">
          <text:p/>
        </draw:connector>
        <draw:connector draw:style-name="gr13" draw:text-style-name="P5" draw:layer="layout" svg:x1="62.175cm" svg:y1="35cm" svg:x2="64.675cm" svg:y2="35cm" draw:start-shape="id17" draw:start-glue-point="1" svg:d="m62175 35000h2500">
          <text:p/>
        </draw:connector>
        <draw:g draw:id="id17">
          <draw:custom-shape draw:style-name="gr8" draw:text-style-name="P7" draw:layer="layout" svg:width="2cm" svg:height="2cm" svg:x="60.175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5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6">
          <draw:custom-shape draw:style-name="gr8" draw:text-style-name="P7" draw:layer="layout" svg:width="2cm" svg:height="2cm" svg:x="60.178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5cm" svg:y1="33cm" svg:x2="57.7cm" svg:y2="33cm" draw:start-shape="id15" draw:start-glue-point="3" svg:d="m60175 33000h-2475">
          <text:p/>
        </draw:connector>
        <draw:connector draw:style-name="gr14" draw:text-style-name="P5" draw:layer="layout" svg:x1="60.178cm" svg:y1="37cm" svg:x2="57.7cm" svg:y2="37cm" draw:start-shape="id16" draw:start-glue-point="3" svg:d="m60178 37000h-2478">
          <text:p/>
        </draw:connector>
        <draw:connector draw:style-name="gr14" draw:text-style-name="P5" draw:layer="layout" svg:x1="60.175cm" svg:y1="35cm" svg:x2="57.7cm" svg:y2="35cm" draw:start-shape="id17" draw:start-glue-point="3" svg:d="m60175 35000h-2475">
          <text:p/>
        </draw:connector>
        <draw:g draw:id="id18">
          <draw:custom-shape draw:style-name="gr8" draw:text-style-name="P7" draw:layer="layout" svg:width="2cm" svg:height="2cm" svg:x="67.971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ПолСвязи_5f_1..N" draw:layer="layout" svg:x1="69.971cm" svg:y1="33cm" svg:x2="72.471cm" svg:y2="33cm" draw:start-shape="id18" draw:start-glue-point="1" svg:d="m69971 33000h2500">
          <text:p/>
        </draw:connector>
        <draw:connector draw:style-name="gr12" draw:text-style-name="P5" draw:layer="layout" svg:x1="69.974cm" svg:y1="37cm" svg:x2="72.471cm" svg:y2="37cm" draw:start-shape="id19" draw:start-glue-point="1" svg:d="m69974 37000h2497">
          <text:p/>
        </draw:connector>
        <draw:connector draw:style-name="gr13" draw:text-style-name="P5" draw:layer="layout" svg:x1="69.971cm" svg:y1="35cm" svg:x2="72.471cm" svg:y2="35cm" draw:start-shape="id20" draw:start-glue-point="1" svg:d="m69971 35000h2500">
          <text:p/>
        </draw:connector>
        <draw:g draw:id="id20">
          <draw:custom-shape draw:style-name="gr8" draw:text-style-name="P7" draw:layer="layout" svg:width="2cm" svg:height="2cm" svg:x="67.971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1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9">
          <draw:custom-shape draw:style-name="gr8" draw:text-style-name="P7" draw:layer="layout" svg:width="2cm" svg:height="2cm" svg:x="67.974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ПолСвязи_5f_1..1" draw:layer="layout" svg:x1="67.971cm" svg:y1="33cm" svg:x2="65.496cm" svg:y2="33cm" draw:start-shape="id18" draw:start-glue-point="3" svg:d="m67971 33000h-2475">
          <text:p/>
        </draw:connector>
        <draw:connector draw:style-name="gr12" draw:text-style-name="P5" draw:layer="layout" svg:x1="67.974cm" svg:y1="37cm" svg:x2="65.496cm" svg:y2="37cm" draw:start-shape="id19" draw:start-glue-point="3" svg:d="m67974 37000h-2478">
          <text:p/>
        </draw:connector>
        <draw:connector draw:style-name="gr12" draw:text-style-name="P5" draw:layer="layout" svg:x1="67.971cm" svg:y1="35cm" svg:x2="65.496cm" svg:y2="35cm" draw:start-shape="id20" draw:start-glue-point="3" svg:d="m67971 35000h-2475">
          <text:p/>
        </draw:connector>
        <draw:line draw:style-name="gr10" draw:text-style-name="P5" draw:layer="layout" svg:x1="49cm" svg:y1="31.2cm" svg:x2="81cm" svg:y2="31.2cm">
          <text:p/>
        </draw:line>
        <draw:connector draw:style-name="Связь_5f_1..N_5f_1..1" draw:layer="layout" svg:x1="49.7cm" svg:y1="28.435cm" svg:x2="56.663cm" svg:y2="28.435cm" svg:d="m49700 28435h6963">
          <text:p/>
        </draw:connector>
        <draw:connector draw:style-name="Связь_5f_1..1_5f_1..1" draw:layer="layout" svg:x1="65.5cm" svg:y1="28.435cm" svg:x2="72.5cm" svg:y2="28.435cm" svg:d="m65500 28435h7000">
          <text:p/>
        </draw:connector>
        <draw:connector draw:style-name="Связь_5f_0..N_5f_1..1" draw:layer="layout" svg:x1="57.7cm" svg:y1="28.435cm" svg:x2="64.663cm" svg:y2="28.435cm" svg:d="m57700 28435h6963">
          <text:p/>
        </draw:connector>
        <draw:connector draw:style-name="gr15" draw:text-style-name="P5" draw:layer="layout" svg:x1="54.203cm" svg:y1="38.96cm" svg:x2="56.7cm" svg:y2="38.96cm" draw:start-shape="id21" draw:start-glue-point="1" svg:d="m54203 38960h2497">
          <text:p/>
        </draw:connector>
        <draw:g draw:id="id21">
          <draw:custom-shape draw:style-name="gr8" draw:text-style-name="P7" draw:layer="layout" svg:width="2cm" svg:height="2cm" svg:x="52.203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52.503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52.203cm" svg:y1="38.96cm" svg:x2="49.725cm" svg:y2="38.96cm" draw:start-shape="id21" draw:start-glue-point="3" svg:d="m52203 38960h-2478">
          <text:p/>
        </draw:connector>
        <draw:connector draw:style-name="gr15" draw:text-style-name="P5" draw:layer="layout" svg:x1="62.178cm" svg:y1="38.96cm" svg:x2="64.675cm" svg:y2="38.96cm" draw:start-shape="id22" draw:start-glue-point="1" svg:d="m62178 38960h2497">
          <text:p/>
        </draw:connector>
        <draw:g draw:id="id22">
          <draw:custom-shape draw:style-name="gr8" draw:text-style-name="P7" draw:layer="layout" svg:width="2cm" svg:height="2cm" svg:x="60.178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0.478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4" draw:text-style-name="P5" draw:layer="layout" svg:x1="60.178cm" svg:y1="38.96cm" svg:x2="57.7cm" svg:y2="38.96cm" draw:start-shape="id22" draw:start-glue-point="3" svg:d="m60178 38960h-2478">
          <text:p/>
        </draw:connector>
        <draw:connector draw:style-name="gr15" draw:text-style-name="P5" draw:layer="layout" svg:x1="69.974cm" svg:y1="38.96cm" svg:x2="72.471cm" svg:y2="38.96cm" draw:start-shape="id23" draw:start-glue-point="1" svg:d="m69974 38960h2497">
          <text:p/>
        </draw:connector>
        <draw:g draw:id="id23">
          <draw:custom-shape draw:style-name="gr8" draw:text-style-name="P7" draw:layer="layout" svg:width="2cm" svg:height="2cm" svg:x="67.974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68.274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2" draw:text-style-name="P5" draw:layer="layout" svg:x1="67.974cm" svg:y1="38.96cm" svg:x2="65.496cm" svg:y2="38.96cm" draw:start-shape="id23" draw:start-glue-point="3" svg:d="m67974 38960h-2478">
          <text:p/>
        </draw:connector>
        <draw:connector draw:style-name="Связь_5f_0..1_5f_1..N" draw:layer="layout" svg:x1="73.276cm" svg:y1="25.5cm" svg:x2="80.276cm" svg:y2="25.5cm" svg:d="m73276 25500h7000">
          <text:p/>
        </draw:connector>
        <draw:connector draw:style-name="Связь_5f_0..1_5f_0..1" draw:layer="layout" svg:x1="73.276cm" svg:y1="29.8cm" svg:x2="80.276cm" svg:y2="29.8cm" svg:d="m73276 29800h7000">
          <text:p/>
        </draw:connector>
        <draw:connector draw:style-name="Связь_5f_0..1_5f_0..N" draw:layer="layout" svg:x1="73.276cm" svg:y1="27cm" svg:x2="80.276cm" svg:y2="27cm" svg:d="m73276 27000h7000">
          <text:p/>
        </draw:connector>
        <draw:g draw:id="id24">
          <draw:custom-shape draw:style-name="gr8" draw:text-style-name="P7" draw:layer="layout" svg:width="2cm" svg:height="2cm" svg:x="75.747cm" svg:y="32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2.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1" draw:text-style-name="P5" draw:layer="layout" svg:x1="77.747cm" svg:y1="33cm" svg:x2="80.247cm" svg:y2="33cm" draw:start-shape="id24" draw:start-glue-point="1" svg:d="m77747 33000h2500">
          <text:p/>
        </draw:connector>
        <draw:connector draw:style-name="gr12" draw:text-style-name="P5" draw:layer="layout" svg:x1="77.75cm" svg:y1="37cm" svg:x2="80.247cm" svg:y2="37cm" draw:start-shape="id25" draw:start-glue-point="1" svg:d="m77750 37000h2497">
          <text:p/>
        </draw:connector>
        <draw:connector draw:style-name="gr13" draw:text-style-name="P5" draw:layer="layout" svg:x1="77.747cm" svg:y1="35cm" svg:x2="80.247cm" svg:y2="35cm" draw:start-shape="id26" draw:start-glue-point="1" svg:d="m77747 35000h2500">
          <text:p/>
        </draw:connector>
        <draw:g draw:id="id26">
          <draw:custom-shape draw:style-name="gr8" draw:text-style-name="P7" draw:layer="layout" svg:width="2cm" svg:height="2cm" svg:x="75.747cm" svg:y="34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47cm" svg:y="34.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5">
          <draw:custom-shape draw:style-name="gr8" draw:text-style-name="P7" draw:layer="layout" svg:width="2cm" svg:height="2cm" svg:x="75.75cm" svg:y="3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6.3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47cm" svg:y1="33cm" svg:x2="73.272cm" svg:y2="33cm" draw:start-shape="id24" draw:start-glue-point="3" svg:d="m75747 33000h-2475">
          <text:p/>
        </draw:connector>
        <draw:connector draw:style-name="gr15" draw:text-style-name="P5" draw:layer="layout" svg:x1="75.75cm" svg:y1="37cm" svg:x2="73.272cm" svg:y2="37cm" draw:start-shape="id25" draw:start-glue-point="3" svg:d="m75750 37000h-2478">
          <text:p/>
        </draw:connector>
        <draw:connector draw:style-name="gr15" draw:text-style-name="P5" draw:layer="layout" svg:x1="75.747cm" svg:y1="35cm" svg:x2="73.272cm" svg:y2="35cm" draw:start-shape="id26" draw:start-glue-point="3" svg:d="m75747 35000h-2475">
          <text:p/>
        </draw:connector>
        <draw:connector draw:style-name="Связь_5f_0..1_5f_1..1" draw:layer="layout" svg:x1="73.276cm" svg:y1="28.435cm" svg:x2="80.276cm" svg:y2="28.435cm" svg:d="m73276 28435h7000">
          <text:p/>
        </draw:connector>
        <draw:connector draw:style-name="gr15" draw:text-style-name="P5" draw:layer="layout" svg:x1="77.75cm" svg:y1="38.96cm" svg:x2="80.247cm" svg:y2="38.96cm" draw:start-shape="id27" draw:start-glue-point="1" svg:d="m77750 38960h2497">
          <text:p/>
        </draw:connector>
        <draw:g draw:id="id27">
          <draw:custom-shape draw:style-name="gr8" draw:text-style-name="P7" draw:layer="layout" svg:width="2cm" svg:height="2cm" svg:x="75.75cm" svg:y="37.9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1.4cm" svg:height="1.4cm" svg:x="76.05cm" svg:y="38.26cm">
            <text:p text:style-name="P5"><text:span text:style-name="T7"><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15" draw:text-style-name="P5" draw:layer="layout" svg:x1="75.75cm" svg:y1="38.96cm" svg:x2="73.272cm" svg:y2="38.96cm" draw:start-shape="id27" draw:start-glue-point="3" svg:d="m75750 38960h-2478">
          <text:p/>
        </draw:connector>
        <draw:custom-shape draw:style-name="gr16" draw:layer="layout" svg:width="74cm" svg:height="32cm" svg:x="11.5cm" svg:y="16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Связь" draw:layer="layout" svg:x1="49.76cm" svg:y1="24.017cm" svg:x2="56.505cm" svg:y2="24.017cm" svg:d="m49760 24017h6745">
          <text:p/>
        </draw:connector>
        <draw:path draw:style-name="gr17" draw:text-style-name="P5" draw:id="id3" draw:layer="layout" svg:width="2.099cm" svg:height="1.099cm" svg:x="43.2cm" svg:y="3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rect draw:style-name="Кодификатор" draw:id="id28" draw:layer="layout" svg:width="9cm" svg:height="2.5cm" svg:x="19cm" svg:y="40cm">
          <text:p><text:span text:style-name="T8">Имя кодификатора</text:span></text:p>
          <text:p/>
          <text:p>Поля кодификатора</text:p>
        </draw:rect>
        <draw:rect draw:style-name="Список_20_атрибутов_20_сущносей" draw:layer="layout" svg:width="14.758cm" svg:height="5.484cm" svg:x="16cm" svg:y="33.5cm">
          <text:p><text:span text:style-name="T9">Primary Key </text:span></text:p>
          <text:p><text:span text:style-name="T9"/></text:p>
          <text:p><text:span text:style-name="T10">Foreign Key</text:span></text:p>
          <text:p><text:span text:style-name="T11">Codifier (C)</text:span></text:p>
          <text:p><text:span text:style-name="T11">Field</text:span></text:p>
          <text:p><text:span text:style-name="T12">Field [length constraint]</text:span></text:p>
        </draw:rect>
        <draw:rect draw:style-name="gr18" draw:text-style-name="P8" draw:layer="layout" svg:width="14.758cm" svg:height="1cm" svg:x="16cm" svg:y="32.5cm">
          <text:p text:style-name="P5"><text:span text:style-name="T13">Entity</text:span></text:p>
        </draw:rect>
        <draw:rect draw:style-name="Свойства_20_атрибутов" draw:layer="layout" svg:width="1cm" svg:height="5.484cm" svg:x="30.758cm" svg:y="33.5cm">
          <text:p><text:span text:style-name="T12">#</text:span></text:p>
          <text:p><text:span text:style-name="T12"/></text:p>
          <text:p><text:span text:style-name="T12">*</text:span></text:p>
          <text:p><text:span text:style-name="T11">*</text:span></text:p>
          <text:p><text:span text:style-name="T12">o</text:span></text:p>
          <text:p><text:span text:style-name="T12">o</text:span></text:p>
        </draw:rect>
        <draw:rect draw:style-name="Список_20_атрибутов_20_сущносей" draw:layer="layout" svg:width="3.6cm" svg:height="3.241cm" svg:x="42.4cm" svg:y="57.5cm">
          <text:p><text:span text:style-name="T14">pk</text:span></text:p>
          <text:p><text:span text:style-name="T15">f1</text:span></text:p>
          <text:p><text:span text:style-name="T15">f2</text:span></text:p>
        </draw:rect>
        <draw:rect draw:style-name="gr18" draw:text-style-name="P8" draw:layer="layout" svg:width="3.6cm" svg:height="1cm" svg:x="42.4cm" svg:y="56.5cm">
          <text:p text:style-name="P5"><text:span text:style-name="T13">Test</text:span></text:p>
        </draw:rect>
        <draw:rect draw:style-name="Свойства_20_атрибутов" draw:layer="layout" svg:width="1cm" svg:height="3.241cm" svg:x="46cm" svg:y="57.5cm">
          <text:p><text:span text:style-name="T12">#</text:span></text:p>
          <text:p><text:span text:style-name="T12">о</text:span></text:p>
          <text:p><text:span text:style-name="T12">о</text:span></text:p>
        </draw:rect>
        <draw:polyline draw:style-name="gr19" draw:text-style-name="P5" draw:layer="layout" svg:width="26.099cm" svg:height="14.499cm" svg:x="32.4cm" svg:y="50cm" svg:viewBox="0 0 26100 14500" draw:points="0,806 26100,806 26100,14500 669,14500 669,0">
          <text:p/>
        </draw:polyline>
        <draw:frame draw:style-name="gr20" draw:text-style-name="P9" draw:layer="layout" svg:width="7cm" svg:height="1.75cm" svg:x="33.6cm" svg:y="51.1cm">
          <draw:text-box>
            <text:p><text:span text:style-name="T16">Package: Name</text:span></text:p>
          </draw:text-box>
        </draw:frame>
        <draw:g>
          <draw:rect draw:style-name="Заголовок_20_сущности" draw:layer="layout" svg:width="10.2cm" svg:height="3.5cm" svg:x="21.5cm" svg:y="28cm">
            <text:p/>
          </draw:rect>
          <draw:rect draw:style-name="Заголовок_20_сущности" draw:layer="layout" svg:width="9.2cm" svg:height="2.5cm" svg:x="22cm" svg:y="28.5cm">
            <text:p>Weak entity </text:p>
            <text:p>(It's PK depends on </text:p>
            <text:p>PK of other entity)</text:p>
          </draw:rect>
        </draw:g>
        <draw:custom-shape draw:style-name="gr21" draw:text-style-name="P10" draw:layer="layout" svg:width="28cm" svg:height="7.5cm" svg:x="34cm" svg:y="4.5cm">
          <text:p><text:span text:style-name="T17">Copyright (C) 2010 Andrejs Sisojevs &lt;andrejs.sisojevs@nextmail.ru&gt;</text:span></text:p>
          <text:p><text:span text:style-name="T17"/></text:p>
          <text:p><text:span text:style-name="T17">All rights reserved.</text:span></text:p>
          <text:p><text:span text:style-name="T17"/></text:p>
          <text:p><text:span text:style-name="T17">For license and copyright information, see the file COPYRIGHT</text:span></text:p>
          <text:p><text:span text:style-name="T5"/></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Привязка_20_кодификатора" draw:layer="layout" svg:x1="28cm" svg:y1="41.25cm" svg:x2="32.072cm" svg:y2="42.431cm" draw:start-shape="id28" svg:d="m28000 41250h2287v1181h178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ПолСвязи_5f_0..1" style:display-name="ПолСвязи_0..1" style:family="graphic" style:parent-style-name="standard">
      <style:graphic-properties svg:stroke-width="0.1cm" svg:stroke-color="#800000"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ПолСвязи_5f_0..N" style:display-name="ПолСвязи_0..N" style:family="graphic" style:parent-style-name="standard">
      <style:graphic-properties svg:stroke-width="0.1cm" svg:stroke-color="#800000" draw:marker-start-width="1.25cm" draw:marker-end="ERD_5f_0..N" draw:marker-end-width="1.25cm" draw:textarea-horizontal-align="center" draw:textarea-vertical-align="middle" fo:padding-top="0.175cm" fo:padding-bottom="0.175cm" fo:padding-left="0.3cm" fo:padding-right="0.3cm"/>
      <style:paragraph-properties fo:text-align="center"/>
    </style:style>
    <style:style style:name="ПолСвязи_5f_1..1" style:display-name="ПолСвязи_1..1" style:family="graphic" style:parent-style-name="standard">
      <style:graphic-properties svg:stroke-width="0.1cm" svg:stroke-color="#800000"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ПолСвязи_5f_1..N" style:display-name="ПолСвязи_1..N" style:family="graphic" style:parent-style-name="standard">
      <style:graphic-properties svg:stroke-width="0.1cm" svg:stroke-color="#800000"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office:styles>
  <office:automatic-styles>
    <style:page-layout style:name="PM0">
      <style:page-layout-properties fo:margin-top="1cm" fo:margin-bottom="1cm" fo:margin-left="1cm" fo:margin-right="1cm" fo:page-width="184cm" fo:page-height="15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10-01-04T22:05:14.20</meta:creation-date>
    <dc:date>2010-02-14T11:50:08.28</dc:date>
    <dc:creator>Belka </dc:creator>
    <meta:editing-duration>PT51H57M31S</meta:editing-duration>
    <meta:editing-cycles>12</meta:editing-cycles>
    <meta:generator>OpenOffice.org/3.1$Win32 OpenOffice.org_project/310m19$Build-9420</meta:generator>
    <meta:document-statistic meta:object-count="137"/>
  </office:meta>
</office:document-meta>
</file>